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2f0" officeooo:paragraph-rsid="0018b2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GATEWAY: </text:p>
      <text:p text:style-name="P1"/>
      <text:p text:style-name="Standard"><text:a xlink:type="simple" xlink:href="https://www.youtube.com/watch?v=GMppyAPbLYk&amp;ab_channel=TechWithTimTechWithTimBestätigt" text:style-name="Internet_20_link" text:visited-style-name="Visited_20_Internet_20_Link">https://www.youtube.com/watch?v=GMppyAPbLYk&amp;ab_channel=TechWithTimTechWithTimBest%C3%A4tigt</text:a></text:p>
      <text:p text:style-name="Standard"/>
      <text:p text:style-name="P1">DB VERKNÜPFUNG</text:p>
      <text:p text:style-name="Standard"/>
      <text:p text:style-name="Standard">https://stackoverflow.com/questions/372885/how-do-i-connect-to-a-mysql-database-in-pyth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02:56:36.899271770</meta:creation-date>
    <dc:date>2021-05-28T02:57:30.221471542</dc:date>
    <meta:editing-duration>PT53S</meta:editing-duration>
    <meta:editing-cycles>1</meta:editing-cycles>
    <meta:document-statistic meta:table-count="0" meta:image-count="0" meta:object-count="0" meta:page-count="1" meta:paragraph-count="4" meta:word-count="6" meta:character-count="210" meta:non-whitespace-character-count="207"/>
    <meta:generator>LibreOffice/6.4.7.2$Linux_X86_64 LibreOffice_project/40$Build-2</meta:generator>
  </office:meta>
</office:document-meta>
</file>